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language="en" fo:country="US"/>
    </style:style>
    <style:style style:name="P3" style:parent-style-name="Standaard" style:family="paragraph">
      <style:text-properties fo:language="en" fo:country="US"/>
    </style:style>
    <style:style style:name="P4" style:parent-style-name="Standaard" style:family="paragraph">
      <style:text-properties fo:language="en" fo:country="US"/>
    </style:style>
    <style:style style:name="P5" style:parent-style-name="Standaard" style:family="paragraph">
      <style:text-properties fo:language="en" fo:country="US"/>
    </style:style>
    <style:style style:name="P6" style:parent-style-name="Standaard" style:family="paragraph">
      <style:text-properties fo:language="en" fo:country="US"/>
    </style:style>
    <style:style style:name="P7" style:parent-style-name="Standaard" style:family="paragraph">
      <style:text-properties fo:language="en" fo:country="US"/>
    </style:style>
    <style:style style:name="P8" style:parent-style-name="Standaard" style:family="paragraph">
      <style:text-properties fo:language="en" fo:country="US"/>
    </style:style>
    <style:style style:name="P9" style:parent-style-name="Standaard" style:family="paragraph">
      <style:text-properties fo:language="en" fo:country="US"/>
    </style:style>
    <style:style style:name="P10" style:parent-style-name="Standaard" style:family="paragraph">
      <style:text-properties fo:language="en" fo:country="US"/>
    </style:style>
    <style:style style:name="P11" style:parent-style-name="Standaard" style:family="paragraph">
      <style:text-properties fo:language="en" fo:country="US"/>
    </style:style>
    <style:style style:name="P12" style:parent-style-name="Standaard" style:family="paragraph">
      <style:text-properties fo:language="en" fo:country="US"/>
    </style:style>
    <style:style style:name="P13" style:parent-style-name="Standaard" style:family="paragraph">
      <style:text-properties fo:language="en" fo:country="US"/>
    </style:style>
    <style:style style:name="P14" style:parent-style-name="Standaard" style:family="paragraph">
      <style:text-properties fo:language="en" fo:country="US"/>
    </style:style>
    <style:style style:name="P15" style:parent-style-name="Standaard" style:family="paragraph">
      <style:text-properties fo:language="en" fo:country="US"/>
    </style:style>
    <style:style style:name="P16" style:parent-style-name="Standaard" style:family="paragraph">
      <style:text-properties fo:language="en" fo:country="US"/>
    </style:style>
    <style:style style:name="P17" style:parent-style-name="Standaard" style:family="paragraph">
      <style:text-properties fo:language="en" fo:country="US"/>
    </style:style>
    <style:style style:name="P18" style:parent-style-name="Standaard" style:family="paragraph">
      <style:text-properties fo:language="en" fo:country="US"/>
    </style:style>
    <style:style style:name="P19" style:parent-style-name="Standaard" style:family="paragraph">
      <style:text-properties fo:language="en" fo:country="US"/>
    </style:style>
    <style:style style:name="P20" style:parent-style-name="Standaard" style:family="paragraph">
      <style:text-properties fo:language="en" fo:country="US"/>
    </style:style>
    <style:style style:name="P21" style:parent-style-name="Standaard" style:family="paragraph">
      <style:text-properties fo:language="en" fo:country="US"/>
    </style:style>
  </office:automatic-styles>
  <office:body>
    <office:text text:use-soft-page-breaks="true">
      <text:p text:style-name="P1">Classic fantasy game</text:p>
      <text:p text:style-name="P2">ideas</text:p>
      <text:p text:style-name="P3">--------------------------------------------------------------------------------------------------------------------------------------</text:p>
      <text:p text:style-name="P4">Alot of paths end in death and after death a description of what happand to the world after your death</text:p>
      <text:p text:style-name="P5">You start as a knight who is currently in training te become a warlock a person who combines strength and skill with the blade with magic to become a formitible force<text:s/></text:p>
      <text:p text:style-name="P6">A time skip where after getting basic information like name and stuff where we skip ahead to when you have become a kings guard<text:s text:c="3"/></text:p>
      <text:p text:style-name="P7">After becoming the kings guard you are send to investigate a rouge wizard who has bin roumered to try and unleash and control the darkforces of the under realm a place where all magic originates from<text:s/></text:p>
      <text:p text:style-name="P8">The wizard will not succeed in controlling the dark forces but we will not figure that out till late in the story or early in sthe story depending on your choices at the start of the game</text:p>
      <text:p text:style-name="P9"/>
      <text:p text:style-name="P10">story</text:p>
      <text:p text:style-name="P11">--------------------------------------------------------------------------------------------------------------------------------------</text:p>
      <text:p text:style-name="P12">prologue</text:p>
      <text:p text:style-name="P13">Start in a castle being trained by a kings guard<text:s/>named trevor<text:s/>in the ways of the warlock he has bin training you for the last 4 years and you hope to one day also become one of the kings guard</text:p>
      <text:p text:style-name="P14">After training trever talks to you about the possibility of the under realm<text:s/>he talks about how all magic chants are but commads to pull energy from some other place wile some believe magic is in everything and we simply focus it in one spot and command it trever believes that we pull it from another realm a place where everything is chaos and using chants we pull a bit of the chaos into our world</text:p>
      <text:p text:style-name="P15"><text:s/>==================================</text:p>
      <text:p text:style-name="P16">Chapter 1 – and then the world changed</text:p>
      <text:p text:style-name="P17"/>
      <text:p text:style-name="P18"/>
      <text:p text:style-name="P19"/>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ijs Spaan</meta:initial-creator>
    <dc:creator>Thijs Spaan</dc:creator>
    <meta:creation-date>2023-10-16T09:30:00Z</meta:creation-date>
    <dc:date>2023-10-16T09:56:00Z</dc:date>
    <meta:template xlink:href="Normal.dotm" xlink:type="simple"/>
    <meta:editing-cycles>1</meta:editing-cycles>
    <meta:editing-duration>PT0S</meta:editing-duration>
    <meta:document-statistic meta:page-count="1" meta:paragraph-count="3" meta:word-count="273" meta:character-count="1774" meta:row-count="12" meta:non-whitespace-character-count="1504"/>
  </office:meta>
</office:document-meta>
</file>